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160e" officeooo:paragraph-rsid="0018160e"/>
    </style:style>
    <style:style style:name="P2" style:family="paragraph" style:parent-style-name="Standard">
      <style:text-properties officeooo:paragraph-rsid="0018160e"/>
    </style:style>
    <style:style style:name="P3" style:family="paragraph" style:parent-style-name="Standard">
      <style:text-properties officeooo:rsid="00182641" officeooo:paragraph-rsid="00182641"/>
    </style:style>
    <style:style style:name="P4" style:family="paragraph" style:parent-style-name="Standard">
      <style:text-properties officeooo:rsid="001b304f" officeooo:paragraph-rsid="001b304f"/>
    </style:style>
    <style:style style:name="P5" style:family="paragraph" style:parent-style-name="Standard">
      <style:text-properties officeooo:paragraph-rsid="001bfd48"/>
    </style:style>
    <style:style style:name="P6" style:family="paragraph" style:parent-style-name="Standard">
      <style:text-properties officeooo:paragraph-rsid="001e35b0"/>
    </style:style>
    <style:style style:name="P7" style:family="paragraph" style:parent-style-name="Standard">
      <style:text-properties officeooo:rsid="001e5cee" officeooo:paragraph-rsid="001e5cee"/>
    </style:style>
    <style:style style:name="P8" style:family="paragraph" style:parent-style-name="Standard">
      <style:text-properties officeooo:rsid="001e5cee" officeooo:paragraph-rsid="002123f9"/>
    </style:style>
    <style:style style:name="P9" style:family="paragraph" style:parent-style-name="Standard">
      <style:text-properties officeooo:paragraph-rsid="001e5cee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officeooo:paragraph-rsid="001d7863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officeooo:paragraph-rsid="001e35b0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officeooo:paragraph-rsid="001e5cee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officeooo:paragraph-rsid="002123f9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officeooo:rsid="001e5cee" officeooo:paragraph-rsid="002123f9"/>
    </style:style>
    <style:style style:name="P15" style:family="paragraph" style:parent-style-name="Standard">
      <style:paragraph-properties fo:margin-left="0.9846in" fo:margin-right="0in" fo:text-indent="0in" style:auto-text-indent="false"/>
      <style:text-properties officeooo:paragraph-rsid="001e35b0"/>
    </style:style>
    <style:style style:name="T1" style:family="text">
      <style:text-properties officeooo:rsid="0018160e"/>
    </style:style>
    <style:style style:name="T2" style:family="text">
      <style:text-properties officeooo:rsid="00182641"/>
    </style:style>
    <style:style style:name="T3" style:family="text">
      <style:text-properties officeooo:rsid="001b304f"/>
    </style:style>
    <style:style style:name="T4" style:family="text">
      <style:text-properties officeooo:rsid="001bfd48"/>
    </style:style>
    <style:style style:name="T5" style:family="text">
      <style:text-properties officeooo:rsid="001d7863"/>
    </style:style>
    <style:style style:name="T6" style:family="text">
      <style:text-properties officeooo:rsid="001e35b0"/>
    </style:style>
    <style:style style:name="T7" style:family="text">
      <style:text-properties officeooo:rsid="001e5cee"/>
    </style:style>
    <style:style style:name="T8" style:family="text">
      <style:text-properties officeooo:rsid="001f346c"/>
    </style:style>
    <style:style style:name="T9" style:family="text">
      <style:text-properties officeooo:rsid="002123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ondición A: Cajero tiene billetes de</text:span></text:p>
      <text:p text:style-name="P1">b<text:span text:style-name="T4">c</text:span>10</text:p>
      <text:p text:style-name="P1">b<text:span text:style-name="T4">c</text:span>20</text:p>
      <text:p text:style-name="P1">b<text:span text:style-name="T4">c</text:span>50</text:p>
      <text:p text:style-name="P1">b<text:span text:style-name="T4">c</text:span>100</text:p>
      <text:p text:style-name="P1">b<text:span text:style-name="T4">c</text:span>500</text:p>
      <text:p text:style-name="P4">Cantidad_dinero_cajero = suma montos billetes</text:p>
      <text:p text:style-name="P1"/>
      <text:p text:style-name="P2"><text:span text:style-name="T1">Condición B: Cliente Jeova1 tiene en su cuenta </text:span><text:span text:style-name="T4">1</text:span><text:span text:style-name="T1">35.250 lempiras</text:span></text:p>
      <text:p text:style-name="P1"/>
      <text:p text:style-name="P1">Condición C: Cliente Jeova2 tiene en su cuenta 12.300 lempiras</text:p>
      <text:p text:style-name="P1"/>
      <text:p text:style-name="P7">Condición D: Consulta Administrador Cajero</text:p>
      <text:p text:style-name="P1"/>
      <text:p text:style-name="P1">1. Preguntar nombre de cliente</text:p>
      <text:p text:style-name="P1"><text:tab/><text:span text:style-name="T7">Si es Jeova1 o Jeova2, pasar a paso 2</text:span></text:p>
      <text:p text:style-name="P1"><text:tab/><text:span text:style-name="T7">Si es Administrador, Mostrar info cajero</text:span></text:p>
      <text:p text:style-name="P1"><text:tab/><text:tab/><text:span text:style-name="T7">cantidad_dinero_cajero</text:span></text:p>
      <text:p text:style-name="P1"><text:tab/><text:tab/><text:span text:style-name="T7">desglose bc’s</text:span></text:p>
      <text:p text:style-name="P1"><text:tab/><text:tab/><text:span text:style-name="T8">Desea agregar bc’s?</text:span></text:p>
      <text:p text:style-name="P1"/>
      <text:p text:style-name="P1">2. Preguntar qué desea hacer el cliente</text:p>
      <text:p text:style-name="P2"><text:span text:style-name="T1">A. Retirar</text:span></text:p>
      <text:p text:style-name="P1">B. Depositar</text:p>
      <text:p text:style-name="P3">C. Consultar Saldo</text:p>
      <text:p text:style-name="P1"/>
      <text:p text:style-name="P1">2. Si A, entonces preguntar cantidad de dinero a retirar, notificar que sólo se permiten retiros de hasta 15.000 lempiras</text:p>
      <text:p text:style-name="P1"/>
      <text:p text:style-name="P2"><text:span text:style-name="T1">Leer Var </text:span><text:span text:style-name="T2">cantidad_retiro </text:span></text:p>
      <text:p text:style-name="P5"><text:tab/>-<text:span text:style-name="T2">Ver si cantidad_retiro =&lt; 15.000 lempiras, </text:span><text:span text:style-name="T4">sino indicar que SOLO SE PERMITEN <text:tab/>RETIROS DE HASTA 15.000 lps</text:span></text:p>
      <text:p text:style-name="P5"><text:tab/>-<text:span text:style-name="T3">Ver si cantidad_retiro =&lt; Cantidad_dinero_cajero, </text:span><text:span text:style-name="T4">sino indicar que CAJERO NO CUENTA <text:tab/>CON FONDOS DISPONIBLES</text:span></text:p>
      <text:p text:style-name="P2"><text:tab/>-<text:span text:style-name="T2">Ver si cantidad_retiro =&lt; dinero en cuenta de cliente, </text:span><text:span text:style-name="T4">sino indicar que CLIENTE SÓLO <text:tab/>CUENTA CON SALDO XXXX</text:span></text:p>
      <text:p text:style-name="P2"><text:tab/><text:span text:style-name="T5">Si bc500 &gt; = cantidad retiro /500 estimando hacia abajo, entonces</text:span></text:p>
      <text:p text:style-name="P10"><text:tab/>-<text:span text:style-name="T2">Dividir cantidad_retiro / 500 estimando hacia abajo </text:span><text:span text:style-name="T4">= </text:span><text:span text:style-name="T2">b</text:span><text:span text:style-name="T4">r</text:span><text:span text:style-name="T2">500 </text:span></text:p>
      <text:p text:style-name="P10"><text:tab/>-<text:span text:style-name="T5">SINO, bc</text:span><text:span text:style-name="T6">1</text:span><text:span text:style-name="T5">00 &gt; = cantidad retiro /</text:span><text:span text:style-name="T6">1</text:span><text:span text:style-name="T5">00 estimando hacia abajo, <text:s/>entonces</text:span></text:p>
      <text:p text:style-name="P11"><text:tab/>-<text:span text:style-name="T2">Dividir cantidad_retiro / </text:span><text:span text:style-name="T6">1</text:span><text:span text:style-name="T2">00 estimando hacia abajo </text:span><text:span text:style-name="T4">= </text:span><text:span text:style-name="T2">b</text:span><text:span text:style-name="T4">r</text:span><text:span text:style-name="T6">1</text:span><text:span text:style-name="T2">00 </text:span></text:p>
      <text:p text:style-name="P13"><text:tab/>-<text:span text:style-name="T5">SINO, bc</text:span><text:span text:style-name="T6">5</text:span><text:span text:style-name="T5">0 &gt; = cantidad retiro /</text:span><text:span text:style-name="T6">5</text:span><text:span text:style-name="T5">0 estimando hacia abajo, entonces</text:span></text:p>
      <text:p text:style-name="P11"><text:tab/>-<text:span text:style-name="T2">Dividir cantidad_retiro / </text:span><text:span text:style-name="T6">50</text:span><text:span text:style-name="T2"> estimando hacia abajo </text:span><text:span text:style-name="T4">= </text:span><text:span text:style-name="T2">b</text:span><text:span text:style-name="T4">r</text:span><text:span text:style-name="T6">5</text:span><text:span text:style-name="T2">0 </text:span></text:p>
      <text:p text:style-name="P13"><text:tab/>-<text:span text:style-name="T5">SINO, bc</text:span><text:span text:style-name="T6">2</text:span><text:span text:style-name="T5">0 &gt; = cantidad retiro /</text:span><text:span text:style-name="T6">2</text:span><text:span text:style-name="T5">0 estimando hacia abajo, entonces</text:span></text:p>
      <text:p text:style-name="P11"><text:tab/>-<text:span text:style-name="T2">Dividir cantidad_retiro / </text:span><text:span text:style-name="T6">20</text:span><text:span text:style-name="T2"> estimando hacia abajo </text:span><text:span text:style-name="T4">= </text:span><text:span text:style-name="T2">b</text:span><text:span text:style-name="T4">r</text:span><text:span text:style-name="T6">2</text:span><text:span text:style-name="T2">0 </text:span></text:p>
      <text:p text:style-name="P13"><text:tab/>-<text:span text:style-name="T5">SINO, bc</text:span><text:span text:style-name="T6">1</text:span><text:span text:style-name="T5">0 &gt; = cantidad retiro /</text:span><text:span text:style-name="T6">1</text:span><text:span text:style-name="T5">0 estimando hacia abajo, entonces</text:span></text:p>
      <text:p text:style-name="P13"><text:tab/>-<text:span text:style-name="T2">Dividir cantidad_retiro / </text:span><text:span text:style-name="T6">10</text:span><text:span text:style-name="T2"> estimando hacia abajo </text:span><text:span text:style-name="T4">= </text:span><text:span text:style-name="T2">b</text:span><text:span text:style-name="T4">r</text:span><text:span text:style-name="T6">1</text:span><text:span text:style-name="T2">0</text:span></text:p>
      <text:p text:style-name="P12"><text:tab/>-<text:span text:style-name="T2">Si cantidad_retir</text:span><text:span text:style-name="T3">o</text:span><text:span text:style-name="T2"> /10 da sobrante !=0, entonces indicar que no se puede realizar <text:tab/>transacción</text:span></text:p>
      <text:p text:style-name="P15"><text:span text:style-name="T2">-Si cantidad_retiro /500 da sobrante 0, entonces ENTREGAR BILLETES, </text:span></text:p>
      <text:p text:style-name="P11"><text:span text:style-name="T5"><text:tab/>-</text:span><text:span text:style-name="T6">SINO </text:span><text:span text:style-name="T2">Cantidad_retiro = Cantidad_retiro – </text:span><text:span text:style-name="T6">(</text:span><text:span text:style-name="T2">b</text:span><text:span text:style-name="T6">r</text:span><text:span text:style-name="T2">500*500 </text:span><text:span text:style-name="T6">+ br100*100 + br50*50 + <text:tab/>br20*20)</text:span></text:p>
      <text:p text:style-name="P6"><text:span text:style-name="T5"><text:tab/>-Si bc</text:span><text:span text:style-name="T6">1</text:span><text:span text:style-name="T5">00 &gt; = cantidad retiro /</text:span><text:span text:style-name="T6">1</text:span><text:span text:style-name="T5">00 estimando hacia abajo, entonces</text:span></text:p>
      <text:p text:style-name="P11"><text:soft-page-break/><text:tab/>-<text:span text:style-name="T2">Dividir cantidad_retiro / </text:span><text:span text:style-name="T6">1</text:span><text:span text:style-name="T2">00 estimando hacia abajo </text:span><text:span text:style-name="T4">= </text:span><text:span text:style-name="T2">b</text:span><text:span text:style-name="T4">r</text:span><text:span text:style-name="T6">1</text:span><text:span text:style-name="T2">00 </text:span></text:p>
      <text:p text:style-name="P11"><text:tab/>-<text:span text:style-name="T5">SINO, bc</text:span><text:span text:style-name="T6">5</text:span><text:span text:style-name="T5">0 &gt; = cantidad retiro /</text:span><text:span text:style-name="T6">5</text:span><text:span text:style-name="T5">0 estimando hacia abajo, entonces</text:span></text:p>
      <text:p text:style-name="P11"><text:tab/>-<text:span text:style-name="T2">Dividir cantidad_retiro / </text:span><text:span text:style-name="T6">50</text:span><text:span text:style-name="T2"> estimando hacia abajo </text:span><text:span text:style-name="T4">= </text:span><text:span text:style-name="T2">b</text:span><text:span text:style-name="T4">r</text:span><text:span text:style-name="T6">5</text:span><text:span text:style-name="T2">0 </text:span></text:p>
      <text:p text:style-name="P11"><text:tab/>-<text:span text:style-name="T5">SINO, bc</text:span><text:span text:style-name="T6">2</text:span><text:span text:style-name="T5">0 &gt; = cantidad retiro /</text:span><text:span text:style-name="T6">2</text:span><text:span text:style-name="T5">0 estimando hacia abajo, entonces</text:span></text:p>
      <text:p text:style-name="P11"><text:tab/>-<text:span text:style-name="T2">Dividir cantidad_retiro / </text:span><text:span text:style-name="T6">20</text:span><text:span text:style-name="T2"> estimando hacia abajo </text:span><text:span text:style-name="T4">= </text:span><text:span text:style-name="T2">b</text:span><text:span text:style-name="T4">r</text:span><text:span text:style-name="T6">2</text:span><text:span text:style-name="T2">0 </text:span></text:p>
      <text:p text:style-name="P11"><text:tab/>-<text:span text:style-name="T5">SINO, bc</text:span><text:span text:style-name="T6">1</text:span><text:span text:style-name="T5">0 &gt; = cantidad retiro /</text:span><text:span text:style-name="T6">1</text:span><text:span text:style-name="T5">0 estimando hacia abajo, entonces</text:span></text:p>
      <text:p text:style-name="P11"><text:tab/>-<text:span text:style-name="T2">Dividir cantidad_retiro / </text:span><text:span text:style-name="T6">10</text:span><text:span text:style-name="T2"> estimando hacia abajo </text:span><text:span text:style-name="T4">= </text:span><text:span text:style-name="T2">b</text:span><text:span text:style-name="T4">r</text:span><text:span text:style-name="T6">1</text:span><text:span text:style-name="T2">0</text:span></text:p>
      <text:p text:style-name="P12"><text:tab/>-<text:span text:style-name="T2">Si cantidad_retir</text:span><text:span text:style-name="T3">o</text:span><text:span text:style-name="T2"> /10 da sobrante !=0, entonces indicar que no se puede realizar <text:tab/>transacción</text:span></text:p>
      <text:p text:style-name="P15"><text:span text:style-name="T2">-Si cantidad_retiro /</text:span><text:span text:style-name="T6">1</text:span><text:span text:style-name="T2">00 da sobrante 0, entonces ENTREGAR BILLETES, </text:span></text:p>
      <text:p text:style-name="P11"><text:span text:style-name="T5"><text:tab/>-</text:span><text:span text:style-name="T6">SINO </text:span><text:span text:style-name="T2">Cantidad_retiro = Cantidad_retiro – </text:span><text:span text:style-name="T6">(br100*100 + br50*50 + br20*20)</text:span></text:p>
      <text:p text:style-name="P11">-<text:span text:style-name="T7">Repetir por restantes bc’s</text:span></text:p>
      <text:p text:style-name="P11"/>
      <text:p text:style-name="P7"><text:tab/>-Entregar billetes emitir mensaje: SU DINERO ES</text:p>
      <text:p text:style-name="P7"><text:tab/><text:tab/>-Escribir (SUMA br’s y desglose br’s)<text:tab/>-</text:p>
      <text:p text:style-name="P7"><text:tab/><text:tab/>-Restar cantidad de retiro de saldo cuenta Cliente</text:p>
      <text:p text:style-name="P8"><text:tab/><text:tab/>-<text:span text:style-name="T9">bc500 = bc500 – br500</text:span></text:p>
      <text:p text:style-name="P14"><text:tab/>-<text:span text:style-name="T9">bc100 = bc100 – br100</text:span></text:p>
      <text:p text:style-name="P14"><text:tab/>-<text:span text:style-name="T9">bc50 = bc50 – br50</text:span></text:p>
      <text:p text:style-name="P14"><text:tab/>-<text:span text:style-name="T9">bc20 = bc20 – br20</text:span></text:p>
      <text:p text:style-name="P14"><text:tab/>-<text:span text:style-name="T9">bc10 = bc10 - br10</text:span></text:p>
      <text:p text:style-name="P7"><text:tab/><text:tab/></text:p>
      <text:p text:style-name="P9"><text:span text:style-name="T7"><text:tab/>-Volver a paso 1 principal</text:span></text:p>
      <text:p text:style-name="P7"><text:tab/>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2T12:08:14.802785878</meta:creation-date>
    <dc:date>2020-08-02T13:20:59.145883269</dc:date>
    <meta:editing-duration>PT28M50S</meta:editing-duration>
    <meta:editing-cycles>6</meta:editing-cycles>
    <meta:generator>LibreOffice/6.4.4.2$Linux_X86_64 LibreOffice_project/40$Build-2</meta:generator>
    <meta:document-statistic meta:table-count="0" meta:image-count="0" meta:object-count="0" meta:page-count="2" meta:paragraph-count="61" meta:word-count="451" meta:character-count="2940" meta:non-whitespace-character-count="2477"/>
  </office:meta>
</office:document-meta>
</file>